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8A000001273533C47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RW Gothic L" style:text-underline-style="solid" style:text-underline-width="auto" style:text-underline-color="font-color" fo:font-weight="bold" officeooo:rsid="000e540d" officeooo:paragraph-rsid="000e540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URW Gothic L"/>
    </style:style>
    <style:style style:name="P3" style:family="paragraph" style:parent-style-name="Text_20_body">
      <style:text-properties style:font-name="URW Gothic L" fo:font-size="11pt" style:font-size-asian="11pt" style:font-size-complex="11pt"/>
    </style:style>
    <style:style style:name="P4" style:family="paragraph" style:parent-style-name="Text_20_body">
      <style:paragraph-properties fo:text-align="center" style:justify-single-word="false"/>
      <style:text-properties style:font-name="URW Gothic L" officeooo:rsid="00101077" officeooo:paragraph-rsid="00101077"/>
    </style:style>
    <style:style style:name="P5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URW Gothic L"/>
    </style:style>
    <style:style style:name="P6" style:family="paragraph" style:parent-style-name="Text_20_body" style:list-style-name="L1">
      <style:text-properties style:font-name="URW Gothic L" officeooo:rsid="00101077" officeooo:paragraph-rsid="00101077"/>
    </style:style>
    <style:style style:name="P7" style:family="paragraph" style:parent-style-name="Text_20_body" style:list-style-name="L1">
      <style:text-properties style:font-name="URW Gothic L" officeooo:rsid="00101077" officeooo:paragraph-rsid="001061f7"/>
    </style:style>
    <style:style style:name="P8" style:family="paragraph" style:parent-style-name="Text_20_body">
      <style:text-properties style:font-name="URW Gothic L" officeooo:rsid="00119c86" officeooo:paragraph-rsid="00119c86"/>
    </style:style>
    <style:style style:name="T1" style:family="text">
      <style:text-properties officeooo:rsid="000e540d"/>
    </style:style>
    <style:style style:name="T2" style:family="text">
      <style:text-properties officeooo:rsid="00101077"/>
    </style:style>
    <style:style style:name="T3" style:family="text">
      <style:text-properties style:font-name="sans-serif" fo:font-size="10.5pt"/>
    </style:style>
    <style:style style:name="T4" style:family="text">
      <style:text-properties style:font-name="sans-serif" fo:font-size="15pt"/>
    </style:style>
    <style:style style:name="T5" style:family="text">
      <style:text-properties style:font-name="URW Gothic L" fo:font-size="11pt" style:font-size-asian="11pt" style:font-size-complex="11pt"/>
    </style:style>
    <style:style style:name="T6" style:family="text">
      <style:text-properties officeooo:rsid="001061f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061f7" style:font-weight-asian="bold" style:font-weight-complex="bold"/>
    </style:style>
    <style:style style:name="T9" style:family="text">
      <style:text-properties officeooo:rsid="00119c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Protocole <text:span text:style-name="T9">de Bittorrent</text:span></text:p>
      <text:p text:style-name="P2"><text:span text:style-name="T4"/></text:p>
      <text:p text:style-name="P5"><text:span text:style-name="T2">Participants</text:span> : Huseyin Bilgin / <text:s/><text:span text:style-name="T2">Moez Maâmer </text:span></text:p>
      <text:p text:style-name="P3"/>
      <text:p text:style-name="P8">Un Noeud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0.658cm" svg:y="-0.476cm" svg:width="5.724cm" svg:height="1.231cm" draw:z-index="0"><draw:image xlink:href="Pictures/100000000000048A000001273533C47E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gin </meta:initial-creator>
    <meta:creation-date>2014-03-23T21:24:15.702325439</meta:creation-date>
    <dc:date>2014-11-04T13:48:26.096938082</dc:date>
    <dc:creator>bilginh </dc:creator>
    <meta:editing-duration>PT16M21S</meta:editing-duration>
    <meta:editing-cycles>4</meta:editing-cycles>
    <meta:generator>LibreOffice/4.2.6.3$Linux_x86 LibreOffice_project/420m0$Build-3</meta:generator>
    <meta:document-statistic meta:table-count="0" meta:image-count="1" meta:object-count="0" meta:page-count="1" meta:paragraph-count="3" meta:word-count="13" meta:character-count="79" meta:non-whitespace-character-count="66"/>
  </office:meta>
</office:document-meta>
</file>